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style:paragraph-properties fo:margin-left="0.318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normal" style:font-name-asian="Segoe UI" style:font-size-asian="10pt" style:font-weight-asian="normal" style:font-name-complex="Segoe UI" style:font-size-complex="10pt" style:font-weight-complex="normal"/>
    </style:style>
    <style:style style:name="P16" style:family="paragraph">
      <style:paragraph-properties fo:margin-left="0.318cm" fo:margin-right="0cm" fo:margin-top="0cm" fo:margin-bottom="0cm" fo:line-height="100%" fo:text-indent="0cm" style:text-autospace="none"/>
    </style:style>
    <style:style style:name="P17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8" style:family="paragraph">
      <style:paragraph-properties fo:margin-left="0cm" fo:margin-right="0cm" fo:margin-top="0cm" fo:margin-bottom="0cm" fo:text-align="center" fo:text-indent="0cm" style:text-autospace="none"/>
    </style:style>
    <style:style style:name="P19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" fo:font-size="8.5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1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3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5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10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11" style:family="text">
      <style:text-properties fo:color="#003d73" style:text-position="33% 58%" style:font-name="Segoe UI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2" style:family="text">
      <style:text-properties fo:color="#003d73" style:font-name="Segoe UI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3" style:family="text">
      <style:text-properties fo:color="#003d73" style:font-name="Segoe UI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4" style:family="text">
      <style:text-properties fo:color="#000000" style:font-name="Segoe UI1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15" style:family="text">
      <style:text-properties fo:color="#000000" style:font-name="Segoe UI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16" style:family="text">
      <style:text-properties fo:color="#000000" style:font-name="Segoe UI1" fo:font-size="36pt" fo:font-style="normal" fo:text-shadow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5.908cm" svg:height="5.588cm" svg:x="1.016cm" svg:y="0.762cm">
          <draw:text-box>
            <text:p text:style-name="P1"><text:span text:style-name="T1">PSALM 29:1–11</text:span></text:p>
            <text:p text:style-name="P2"><text:span text:style-name="T2">1</text:span><text:span text:style-name="T3">Ascribe to the LORD, O heavenly beings,</text:span></text:p>
            <text:p text:style-name="P3"><text:span text:style-name="T4"><text:s text:c="3"/></text:span><text:span text:style-name="T5">ascribe to the LORD glory and str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8" draw:layer="layout" svg:width="25.908cm" svg:height="5.334cm" svg:x="1.016cm" svg:y="0.762cm">
          <draw:text-box>
            <text:p text:style-name="P6"><text:span text:style-name="T2">2</text:span><text:span text:style-name="T3">Ascribe to the LORD the glory due his name;</text:span></text:p>
            <text:p text:style-name="P7"><text:span text:style-name="T4"><text:s text:c="3"/></text:span><text:span text:style-name="T5">worship the LORD in the splendor of </text:span></text:p>
            <text:p text:style-name="P7"><text:span text:style-name="T5"><text:s text:c="7"/></text:span><text:span text:style-name="T5">holines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3" draw:text-style-name="P10" draw:layer="layout" svg:width="25.908cm" svg:height="5.334cm" svg:x="1.016cm" svg:y="0.762cm">
          <draw:text-box>
            <text:p text:style-name="P6"><text:span text:style-name="T6">3</text:span><text:span text:style-name="T7">The voice of the LORD is over the waters;</text:span></text:p>
            <text:p text:style-name="P7"><text:span text:style-name="T4"><text:s text:c="3"/></text:span><text:span text:style-name="T5">the God of glory thunders, the LORD, </text:span></text:p>
            <text:p text:style-name="P7"><text:span text:style-name="T5"><text:s text:c="3"/></text:span><text:span text:style-name="T5">over many wat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0">
        <draw:frame draw:style-name="gr4" draw:text-style-name="P10" draw:layer="layout" svg:width="25.908cm" svg:height="6.858cm" svg:x="1.016cm" svg:y="0.762cm">
          <draw:text-box>
            <text:p text:style-name="P6"><text:span text:style-name="T6">4</text:span><text:span text:style-name="T7">The voice of the LORD is powerful;</text:span></text:p>
            <text:p text:style-name="P12"><text:span text:style-name="T4"><text:s text:c="4"/></text:span><text:span text:style-name="T5">the voice of the LORD is full of majesty.</text:span></text:p>
            <text:p text:style-name="P13"><text:span text:style-name="T6">5</text:span><text:span text:style-name="T7">The voice of the LORD breaks the cedars;</text:span></text:p>
            <text:p text:style-name="P12"><text:span text:style-name="T8"><text:s text:c="3"/></text:span><text:span text:style-name="T5">the L</text:span><text:span text:style-name="T9">ORD</text:span><text:span text:style-name="T5"> breaks the cedars of Lebanon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2" presentation:presentation-page-layout-name="AL1T0">
        <draw:frame draw:style-name="gr5" draw:text-style-name="P8" draw:layer="layout" svg:width="25.908cm" svg:height="6.637cm" svg:x="1.016cm" svg:y="0.762cm">
          <draw:text-box>
            <text:p text:style-name="P12"><text:span text:style-name="T2">6</text:span><text:span text:style-name="T3">He makes Lebanon to skip like a calf,</text:span></text:p>
            <text:p text:style-name="P7"><text:span text:style-name="T4"><text:s text:c="3"/></text:span><text:span text:style-name="T5">and Sirion like a young wild ox.</text:span></text:p>
            <text:p text:style-name="P13"><text:span text:style-name="T6">7</text:span><text:span text:style-name="T7">The voice of the LORD </text:span></text:p>
            <text:p text:style-name="P7"><text:span text:style-name="T10"><text:s text:c="7"/></text:span><text:span text:style-name="T5">flashes forth flames of fi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3" presentation:presentation-page-layout-name="AL1T0">
        <draw:frame draw:style-name="gr6" draw:text-style-name="P14" draw:layer="layout" svg:width="25.654cm" svg:height="5.134cm" svg:x="1.27cm" svg:y="0.762cm">
          <draw:text-box>
            <text:p text:style-name="P12"><text:span text:style-name="T11">8</text:span><text:span text:style-name="T12">The voice of the L</text:span><text:span text:style-name="T13">ORD</text:span><text:span text:style-name="T12"> shakes the wilderness;</text:span><text:span text:style-name="T13"> </text:span></text:p>
            <text:p text:style-name="P7"><text:span text:style-name="T10"><text:s text:c="3"/></text:span><text:span text:style-name="T5">the L</text:span><text:span text:style-name="T9">ORD</text:span><text:span text:style-name="T5"> shakes the wilderness of <text:s/></text:span></text:p>
            <text:p text:style-name="P7"><text:span text:style-name="T5"><text:s text:c="3"/></text:span><text:span text:style-name="T5">Kade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" presentation:presentation-page-layout-name="AL1T0">
        <draw:frame draw:style-name="gr3" draw:text-style-name="P15" draw:layer="layout" svg:width="25.654cm" svg:height="5.334cm" svg:x="1.27cm" svg:y="0.762cm">
          <draw:text-box>
            <text:p text:style-name="P6"><text:span text:style-name="T6">9</text:span><text:span text:style-name="T7">The voice of the LORD makes the deer give birth</text:span></text:p>
            <text:p text:style-name="P7"><text:span text:style-name="T7">and strips the forests bare,</text:span></text:p>
            <text:p text:style-name="P7"><text:span text:style-name="T10"><text:s text:c="4"/></text:span><text:span text:style-name="T5">and in his temple all cry, “Glory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4" presentation:presentation-page-layout-name="AL1T0">
        <draw:frame draw:style-name="gr7" draw:text-style-name="P15" draw:layer="layout" svg:width="25.908cm" svg:height="8.382cm" svg:x="1.27cm" svg:y="0.762cm">
          <draw:text-box>
            <text:p text:style-name="P6"><text:span text:style-name="T6">10</text:span><text:span text:style-name="T7">The LORD sits enthroned over the flood;</text:span></text:p>
            <text:p text:style-name="P7"><text:span text:style-name="T10"><text:s text:c="4"/></text:span><text:span text:style-name="T14">the L</text:span><text:span text:style-name="T15">ORD</text:span><text:span text:style-name="T14"> sits enthroned as king forever.</text:span></text:p>
            <text:p text:style-name="P13"><text:span text:style-name="T6">11</text:span><text:span text:style-name="T7">May the LORD give strength to his people!</text:span></text:p>
            <text:p text:style-name="P16"><text:span text:style-name="T10"><text:s text:c="4"/></text:span><text:span text:style-name="T5">May the L</text:span><text:span text:style-name="T9">ORD</text:span><text:span text:style-name="T5"> bless his people with </text:span></text:p>
            <text:p text:style-name="P12"><text:span text:style-name="T5"><text:s text:c="4"/></text:span><text:span text:style-name="T5">pe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6" presentation:presentation-page-layout-name="AL1T0">
        <draw:frame draw:style-name="gr8" draw:text-style-name="P19" draw:layer="layout" svg:width="25.908cm" svg:height="7.112cm" svg:x="1.016cm" svg:y="0.762cm">
          <draw:text-box>
            <text:p text:style-name="P17"><text:span text:style-name="T16">Glory be to the Father and to the Son</text:span></text:p>
            <text:p text:style-name="P18"><text:span text:style-name="T16">and to the Holy Spirit; </text:span></text:p>
            <text:p text:style-name="P18"><text:span text:style-name="T16">as it was in the beginning, </text:span></text:p>
            <text:p text:style-name="P18"><text:span text:style-name="T16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22:33:39.310000000</meta:creation-date>
    <dc:title>Hymn template</dc:title>
    <meta:editing-duration>PT10M51S</meta:editing-duration>
    <meta:editing-cycles>4</meta:editing-cycles>
    <meta:generator>LibreOffice/6.0.7.3$Windows_X86_64 LibreOffice_project/dc89aa7a9eabfd848af146d5086077aeed2ae4a5</meta:generator>
    <meta:initial-creator>Arthur Hoch</meta:initial-creator>
    <dc:date>2019-01-09T12:44:50.690000000</dc:date>
    <meta:document-statistic meta:object-count="132"/>
    <meta:template xlink:type="simple" xlink:actuate="onRequest" xlink:title="Hymn template" xlink:href="../../AppData/Roaming/LibreOffice/4/user/template/Worship%20Templsates/Hymn%20template.otp" meta:date="2015-01-09T22:33:39.014000000"/>
  </office:meta>
</office:document-meta>
</file>